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803" officeooo:paragraph-rsid="0018e803"/>
    </style:style>
    <style:style style:name="P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e803" officeooo:paragraph-rsid="0018e803"/>
    </style:style>
    <style:style style:name="P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e803" officeooo:paragraph-rsid="0018e803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c00f" officeooo:paragraph-rsid="001ac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one</text:p>
      <text:p text:style-name="P1">2) no build errors, it compiled great</text:p>
      <text:p text:style-name="P1">3) Yes, they all passed:</text:p>
      <text:p text:style-name="P1"/>
      <text:p text:style-name="P2">Running suite(s): coord_2d</text:p>
      <text:p text:style-name="P3">100%: Checks: 3, Failures: 0, Errors: 0</text:p>
      <text:p text:style-name="P3">geometry_test.c:52:P:coord_2d_eq:test_2d_eq:0: Passed</text:p>
      <text:p text:style-name="P3">geometry_test.c:89:P:coord_2d_dist:test_2d_dist:0: Passed</text:p>
      <text:p text:style-name="P3">geometry_test.c:143:P:coord_2d_midpoint:test_2d_midpoint:0: Passed</text:p>
      <text:p text:style-name="P3"/>
      <text:p text:style-name="P4">4) That’s cool, I didn’t have to tell it to compile the executable fi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32:52.668928070</meta:creation-date>
    <meta:generator>LibreOffice/5.1.6.2$Linux_X86_64 LibreOffice_project/10m0$Build-2</meta:generator>
    <dc:date>2017-04-26T10:50:10.917892982</dc:date>
    <meta:editing-duration>PT6M27S</meta:editing-duration>
    <meta:editing-cycles>1</meta:editing-cycles>
    <meta:document-statistic meta:table-count="0" meta:image-count="0" meta:object-count="0" meta:page-count="1" meta:paragraph-count="9" meta:word-count="44" meta:character-count="381" meta:non-whitespace-character-count="346"/>
  </office:meta>
</office:document-meta>
</file>